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df2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df2e" style:font-weight-asian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0ddf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n </text:span>proyecto<text:span text:style-name="T3"> contiene </text:span>fases. </text:p>
      <text:p text:style-name="P1">Fases <text:span text:style-name="T3">contienen </text:span><text:span text:style-name="T4">ítems.</text:span> <text:span text:style-name="T3">Pueden haber mas de una fase activa a la vez.</text:span></text:p>
      <text:p text:style-name="P1"><text:span text:style-name="T4">Ítems</text:span><text:span text:style-name="T3"> están relacionados a un </text:span>tipo de <text:span text:style-name="T7">ítem.</text:span> </text:p>
      <text:p text:style-name="P1">Tipo de <text:span text:style-name="T7">ítem</text:span> <text:span text:style-name="T3">con tiene </text:span>atributos <text:span text:style-name="T3">ej.(Complejidad= 1-10, Estado: Pendiente, Aprobado, </text:span><text:span text:style-name="T4">Revisión</text:span><text:span text:style-name="T3">).</text:span></text:p>
      <text:p text:style-name="P1">Atributos <text:span text:style-name="T7">están</text:span><text:span text:style-name="T3"> relacionados a </text:span>tipo de atributo.</text:p>
      <text:p text:style-name="P1"><text:span text:style-name="T1">Tipo de atributo </text:span><text:span text:style-name="T3">puede ser de 3 tipos: Cadena, Fecha y </text:span><text:span text:style-name="T4">Numérico.</text:span></text:p>
      <text:p text:style-name="P1"/>
      <text:p text:style-name="P4"><text:span text:style-name="T2">Ítems</text:span><text:span text:style-name="T1">: </text:span><text:span text:style-name="T3">son los requerimientos del proyecto.</text:span></text:p>
      <text:p text:style-name="P1"/>
      <text:p text:style-name="P4"><text:span text:style-name="T1">Estado</text:span><text:span text:style-name="T3">(atributo):</text:span> si esta en <text:span text:style-name="T6">pendiente</text:span> puede ser modificado.</text:p>
      <text:p text:style-name="P4"/>
      <text:p text:style-name="P1">Complejidad<text:span text:style-name="T3">(atributo)</text:span>:<text:span text:style-name="T3"> dependencia entre </text:span><text:span text:style-name="T4">ítems</text:span><text:span text:style-name="T3"> relacionados. Esta representado por un numero del 1 al 10.</text:span></text:p>
      <text:p text:style-name="P4"/>
      <text:p text:style-name="P4"><text:span text:style-name="T1">Relaciones</text:span>: son las relaciones entre los <text:span text:style-name="T7">ítems</text:span></text:p>
      <text:p text:style-name="P4"><text:span text:style-name="T5">Antecesores/sucesor</text:span> entre <text:span text:style-name="T7">ítems</text:span> de diferentes fases. Horizontal.</text:p>
      <text:p text:style-name="P4"><text:span text:style-name="T1">Padre/hijo</text:span> entre <text:span text:style-name="T7">ítem</text:span> de la misma fase. <text:span text:style-name="T3">Vertical.</text:span></text:p>
      <text:p text:style-name="P4">No deben estar en un bucle.</text:p>
      <text:p text:style-name="P4">Solo los <text:span text:style-name="T7">ítems</text:span> de la primera fase pueden no tener Antecesores.</text:p>
      <text:p text:style-name="P4"/>
      <text:p text:style-name="P4"><text:span text:style-name="T2">Módulos</text:span><text:span text:style-name="T1"> del proyecto</text:span>: <text:span text:style-name="T7">Administración</text:span>, <text:span text:style-name="T7">Gestión</text:span> de la <text:span text:style-name="T7">configuración</text:span>, Desarrollo.</text:p>
      <text:p text:style-name="P4"/>
      <text:p text:style-name="P4"><text:span text:style-name="T1">Modulo de </text:span><text:span text:style-name="T2">Administración</text:span>: se encarga de crear usuarios y roles. </text:p>
      <text:p text:style-name="P4">Usuarios <text:span text:style-name="T7">definidos</text:span>: </text:p>
      <text:p text:style-name="P4"><text:span text:style-name="T1">Administrador</text:span>: crea proyectos, crea y asigna un <text:span text:style-name="T1">gerente del proyecto.</text:span>.</text:p>
      <text:p text:style-name="P1">Desarrollador: <text:span text:style-name="T3">crea los </text:span><text:span text:style-name="T4">ítems</text:span><text:span text:style-name="T3">,(requerimientos), gestionar </text:span><text:span text:style-name="T4">ítems.</text:span></text:p>
      <text:p text:style-name="P4"><text:span text:style-name="T1">Comit</text:span><text:span text:style-name="T2">é</text:span><text:span text:style-name="T1"> de cambios: </text:span><text:span text:style-name="T3">esta compuesto por 3 </text:span><text:span text:style-name="T4">usuarios</text:span><text:span text:style-name="T3">, son los encargados de aprobar los cambios a realizar al proyecto, se encargan </text:span><text:span text:style-name="T4">también</text:span><text:span text:style-name="T3"> de cambiar los estados de los elementos del proyecto(fases, </text:span><text:span text:style-name="T4">ítems</text:span><text:span text:style-name="T3">, lineas bases).</text:span></text:p>
      <text:p text:style-name="P5"/>
      <text:p text:style-name="P1"><text:span text:style-name="T3">Es el </text:span>comité<text:span text:style-name="T3"> el encargado de recibir peticiones de </text:span><text:span text:style-name="T4">creación</text:span><text:span text:style-name="T3"> de </text:span>lineas bases <text:span text:style-name="T3">(cuando un gerente agrupa un conjunto de </text:span><text:span text:style-name="T4">ítems</text:span><text:span text:style-name="T3"> en </text:span>estado aprobado<text:span text:style-name="T3"> y solicita que los mismos sean etiquetados como </text:span>linea base <text:span text:style-name="T3">dentro de la fase).</text:span></text:p>
      <text:p text:style-name="P5"/>
      <text:p text:style-name="P1">Linea base: <text:span text:style-name="T3">etiqueta que se le asigna a un conjunto de </text:span><text:span text:style-name="T4">ítems</text:span><text:span text:style-name="T3"> en estado aprobado.</text:span></text:p>
      <text:p text:style-name="P5"/>
      <text:p text:style-name="P1"><text:span text:style-name="T3">Es en este modulo donde re</text:span><text:span text:style-name="T4">s</text:span><text:span text:style-name="T3">ide el </text:span>Comité de cambio.</text:p>
      <text:p text:style-name="P5"/>
      <text:p text:style-name="P1"><text:span text:style-name="T3">Es comité el encargado de recibir peticiones de un </text:span>desarrollador<text:span text:style-name="T3"> para el cambio de estado de un </text:span><text:span text:style-name="T4">ítem</text:span><text:span text:style-name="T3">:</text:span></text:p>
      <text:p text:style-name="P1">Pendiente: <text:span text:style-name="T3">el </text:span><text:span text:style-name="T4">ítem</text:span><text:span text:style-name="T3"> esta en desarrollo.</text:span></text:p>
      <text:p text:style-name="P1">Aprobado: <text:span text:style-name="T3">el </text:span><text:span text:style-name="T4">ítem</text:span><text:span text:style-name="T3"> está preparado para ser etiquetado dentro de una linea base, pero no implica que ya esté dentro de una linea base.</text:span></text:p>
      <text:p text:style-name="P1"><text:span text:style-name="T7">Revisión</text:span>: <text:span text:style-name="T3">cuando el </text:span>desarrollador<text:span text:style-name="T3"> manda un </text:span><text:span text:style-name="T4">ítem</text:span><text:span text:style-name="T3"> para que el comité cambie su estado de <text:s/>PENDIENTE a APROBADO. </text:span><text:span text:style-name="T4">También</text:span><text:span text:style-name="T3"> quedan en este estado todos los </text:span><text:span text:style-name="T4">ítems</text:span><text:span text:style-name="T3"> de una linea base rota.</text:span></text:p>
      <text:p text:style-name="P5"/>
      <text:p text:style-name="P1"><text:span text:style-name="T4">También</text:span><text:span text:style-name="T3"> es el encargado de recibir peticiones de un </text:span>gerente<text:span text:style-name="T3"> para el cambio de estado de una </text:span>fase:</text:p>
      <text:p text:style-name="P1">Activo: <text:span text:style-name="T3">es cuando sus </text:span><text:span text:style-name="T4">ítems</text:span><text:span text:style-name="T3"> </text:span><text:span text:style-name="T4">están</text:span><text:span text:style-name="T3"> siendo desarrollados, es decir aun se pueden realizar cambios a los mismos.</text:span></text:p>
      <text:p text:style-name="P1">Cerrado:<text:span text:style-name="T3"> si y solo si todos los </text:span><text:span text:style-name="T4">ítems</text:span><text:span text:style-name="T3"> están dentro de una linea base una fase puede estar en este estado. No se puede cambiar nada dentro de una fase cerrada.</text:span></text:p>
      <text:p text:style-name="P5"><text:soft-page-break/>En una fase cerrada no pueden cambiarse sus lineas bases.</text:p>
      <text:p text:style-name="P5">Las fases se cierran de forma secuencial. De 1 a N.</text:p>
      <text:p text:style-name="P1"><text:span text:style-name="T4">También</text:span><text:span text:style-name="T3"> es el encargado de recibir peticiones de un </text:span>gerente <text:span text:style-name="T3">de </text:span><text:span text:style-name="T4">creación</text:span><text:span text:style-name="T3"> y rotura de una </text:span>linea base.</text:p>
      <text:p text:style-name="P5">Una linea base rota, debe de ir a un historial.</text:p>
      <text:p text:style-name="P5">Para modificar un <text:span text:style-name="T7">ítem</text:span> dentro de una linea base, se solicita al comité, el hace el <text:span text:style-name="T1">calculo de impacto</text:span> y si es aprobado se rompe la linea base y sus <text:span text:style-name="T7">ítems</text:span> pasan a estado <text:span text:style-name="T1">en </text:span><text:span text:style-name="T2">revisión.</text:span></text:p>
      <text:p text:style-name="P5"/>
      <text:p text:style-name="P1">Calculo de impacto<text:span text:style-name="T3">: sumatoria de la </text:span>complejidad<text:span text:style-name="T3">(atributo de </text:span><text:span text:style-name="T4">ítem</text:span><text:span text:style-name="T3">) de todos los </text:span><text:span text:style-name="T4">ítems</text:span><text:span text:style-name="T3"> involucrados en un cambio hacia atrás y hacia adelante y de hacia arriba y hacia abajo de las fases , divido la sumatoria total de la complejidad del sistema(la suma de todas las complejidades de cada </text:span><text:span text:style-name="T4">ítem</text:span><text:span text:style-name="T3"> en el proyecto).</text:span></text:p>
      <text:p text:style-name="P5"/>
      <text:p text:style-name="P5"/>
      <text:p text:style-name="P1">Modulo de Desarrollo:<text:span text:style-name="T3"> se encarga de crear <text:s/>ítems, fases, tipos de ítems y administra los productos.</text:span></text:p>
      <text:p text:style-name="P5">Es un desarrollador quien <text:span text:style-name="T7">envía</text:span> un ítem al comité de cambio para su cambio de estado.</text:p>
      <text:p text:style-name="P5"/>
      <text:p text:style-name="P1">Modulo de <text:span text:style-name="T7">Configuración</text:span><text:span text:style-name="T3">: se encarga de <text:s/>asignar </text:span>roles<text:span text:style-name="T3"> y </text:span>permisos<text:span text:style-name="T3"> siendo ambos dinámicos, es decir, que pueden ser asignados de forma individual por fases (un <text:s/>usuario puede ser </text:span>desarrollador<text:span text:style-name="T3"> en una fase pero puede ser </text:span>gerente de proyecto<text:span text:style-name="T3"> en otra fase diferente).</text:span></text:p>
      <text:p text:style-name="P5"/>
      <text:p text:style-name="P1"><text:span text:style-name="T3">Un </text:span>Gerente de Proyecto<text:span text:style-name="T3"> es el encargado de decidir el estado de su proyecto no el </text:span>comité de cambio<text:span text:style-name="T3">: PENDIENTE, FINALIZADO, Y ACTIVO. Es un Gerente quien envía la solicitud para romper una linea base.</text:span></text:p>
      <text:p text:style-name="P5"/>
      <text:p text:style-name="P5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Casos de uso: <text:span text:style-name="T3">Conjunto de acciones que cumplen un fin. Es el que representa una funcionalidad del sistema. Es una manera especifica de utilizar el sistema. Nombre debe describir la acción(verbos).</text:span></text:p>
      <text:p text:style-name="P1"/>
      <text:p text:style-name="P1">Especificación de los casos de uso<text:span text:style-name="T3">: es la descripción textual de todas las acciones de un caso en particular, cada caso tiene su descripción. Que lo identifica de forma </text:span><text:span text:style-name="T4">un-equivoca</text:span><text:span text:style-name="T3"> de otros casos. Deja en claro que conjuntos de acciones se ejecutan en ese caso, y que interactúan con el actor de ese caso.</text:span></text:p>
      <text:p text:style-name="P1"/>
      <text:p text:style-name="P1"><text:span text:style-name="T7">Escenario</text:span>:</text:p>
      <text:p text:style-name="P1">Actor:<text:span text:style-name="T3"> </text:span><text:span text:style-name="T4">interactuá</text:span><text:span text:style-name="T3"> con el sistema, representa un rol, cumplen un rol. Si y solo si </text:span><text:span text:style-name="T4">interactuá</text:span><text:span text:style-name="T3"> con el sistema es considerado actor. La </text:span><text:span text:style-name="T4">única</text:span><text:span text:style-name="T3"> </text:span><text:span text:style-name="T4">relación</text:span><text:span text:style-name="T3"> entre un actor y un caso es de </text:span><text:span text:style-name="T4">asociación.</text:span><text:span text:style-name="T3"> No es la persona </text:span><text:span text:style-name="T4">física</text:span><text:span text:style-name="T3">(jefe de ventas/vendedor), es el comportamiento. Un usuario debe tener un rol identificado.</text:span></text:p>
      <text:p text:style-name="P5"/>
      <text:p text:style-name="P1">Se debe determinar los limites del sistema. Si mi sistema <text:span text:style-name="T7">interactuá</text:span> de forma directa con <text:span text:style-name="T7">algún</text:span> actor externo.</text:p>
      <text:p text:style-name="P5"/>
      <text:p text:style-name="P5"/>
      <text:p text:style-name="P1"><text:span text:style-name="T7">Precondición</text:span> de un caso<text:span text:style-name="T3">: toda la </text:span><text:span text:style-name="T4">información</text:span><text:span text:style-name="T3"> que debe entrar antes de ejecutar el caso, lo que necesita un caso para que pueda ejecutarse y funcionar, la </text:span><text:span text:style-name="T4">condición</text:span><text:span text:style-name="T3"> ideal. </text:span><text:span text:style-name="T4">Único</text:span><text:span text:style-name="T3"> lugar que se puede registrar una </text:span><text:span text:style-name="T4">restricción</text:span><text:span text:style-name="T3"> en un caso de uso (autenticar). Es aquí donde se yo puedo exigir un condicionamiento de </text:span><text:span text:style-name="T4">ejecución</text:span><text:span text:style-name="T3">, (secuencialidad).</text:span></text:p>
      <text:p text:style-name="P5"/>
      <text:p text:style-name="P1">Flujo normal: <text:span text:style-name="T3">no existe errores, es la </text:span><text:span text:style-name="T4">descripción</text:span><text:span text:style-name="T3"> de flujo de la </text:span><text:span text:style-name="T4">ejecución</text:span><text:span text:style-name="T3"> ideal. Es el cumple con el fin. La </text:span><text:span text:style-name="T4">interacción</text:span><text:span text:style-name="T3"> del actor con el sistema, es donde se refleja las acciones a ejecutar para cumplir el caso de uso. Es el </text:span><text:span text:style-name="T4">único</text:span><text:span text:style-name="T3"> lugar donde existe la secuencialidad durante la </text:span><text:span text:style-name="T4">ejecución.</text:span><text:span text:style-name="T3"> </text:span><text:span text:style-name="T4">Describe</text:span><text:span text:style-name="T3"> de forma secuencial la </text:span><text:span text:style-name="T4">interacción</text:span><text:span text:style-name="T3"> (acciones) entre el s</text:span><text:span text:style-name="T4">is</text:span><text:span text:style-name="T3">tema y el actor, sin errores, para cumplir el caso de uso de forma exitosa. Flujo de éxito, detalle paso por paso, bien especificado.</text:span></text:p>
      <text:p text:style-name="P5"/>
      <text:p text:style-name="P1">Flujo alternativo: <text:span text:style-name="T3">generalmente son todas aquellas restricciones a la funcionalidad (requerimientos no funcionales), tiene una estructura, se debe identificar, que caminos alternos al flujo normal existen, se debe identificar donde se puede producir el camino alterno. </text:span></text:p>
      <text:p text:style-name="P5"/>
      <text:p text:style-name="P1">Camino Alterno<text:span text:style-name="T3">(Requerimiento = 5, <text:s/>nombre de la ocurrencia = “nombre no encontrado”, mensaje(captura de error, volver al requerimiento = 3)).</text:span></text:p>
      <text:p text:style-name="P5"/>
      <text:p text:style-name="P5">Identificar, Determinar, Manejo, <text:span text:style-name="T7">Acción.</text:span></text:p>
      <text:p text:style-name="P5"/>
      <text:p text:style-name="P1"><text:span text:style-name="T7">Pos</text:span> condiciones:<text:span text:style-name="T3"> </text:span><text:span text:style-name="T4">condición</text:span><text:span text:style-name="T3"> en que se queda la </text:span><text:span text:style-name="T4">información</text:span><text:span text:style-name="T3">, </text:span><text:span text:style-name="T4">situación</text:span><text:span text:style-name="T3"> en que se queda el sistema </text:span><text:span text:style-name="T4">después</text:span><text:span text:style-name="T3"> de que se ejecute el caso de uso.</text:span></text:p>
      <text:p text:style-name="P2"/>
      <text:p text:style-name="P2"/>
      <text:p text:style-name="P2">Relaciones entre casos de usos.</text:p>
      <text:p text:style-name="P2">Include: e<text:span text:style-name="T3">s un conjunto de acciones que se abstrae donde su fin principal es la </text:span><text:span text:style-name="T4">reutilización</text:span><text:span text:style-name="T3">, </text:span><text:span text:style-name="T4">creándose</text:span><text:span text:style-name="T3"> un nuevo caso de uso.</text:span></text:p>
      <text:p text:style-name="P3">Es cuando se repite un conjunto de acciones en la <text:span text:style-name="T7">descripción</text:span> de flujo normal de dos o mas casos de uso.</text:p>
      <text:p text:style-name="P3">Solo se abstrae con el <text:span text:style-name="T7">único</text:span> de fin de compartir.</text:p>
      <text:p text:style-name="P3"><text:soft-page-break/></text:p>
      <text:p text:style-name="P2">Extend:<text:span text:style-name="T3"> es opcional, no esta dentro del flujo principal, esta dentro de alterno. Estas relaciones solo se ejecutan dependiendo del flujo del sistema que toma el actor.</text:span></text:p>
      <text:p text:style-name="P3"/>
      <text:p text:style-name="P2"><text:span text:style-name="T7">Generalización</text:span>/Herencia: <text:span text:style-name="T3">cuando un caso padre debe ser sub-clasificado. Mismo concepto de herencia en </text:span><text:span text:style-name="T4">Programación</text:span><text:span text:style-name="T3"> Orientada a Obje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PY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ban Alberto Caceres Diaz</meta:initial-creator>
    <meta:creation-date>2020-03-06T20:37:10.95</meta:creation-date>
    <dc:date>2020-03-08T14:50:33.389305889</dc:date>
    <meta:editing-duration>PT1H26M4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58" meta:word-count="1132" meta:character-count="6824" meta:non-whitespace-character-count="5738"/>
  </office:meta>
</office:document-meta>
</file>